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style:font-name="Times New Roman1" fo:font-size="12pt" style:font-size-asian="12pt" style:font-size-complex="12pt"/>
    </style:style>
    <style:style style:name="P2" style:family="paragraph" style:parent-style-name="Preformatted_20_Text">
      <style:paragraph-properties fo:line-height="200%" fo:text-align="start" style:justify-single-word="false"/>
      <style:text-properties style:font-name="Times New Roman1" fo:font-size="12pt" style:font-size-asian="12pt" style:font-size-complex="12pt"/>
    </style:style>
    <style:style style:name="P3" style:family="paragraph" style:parent-style-name="Preformatted_20_Text">
      <style:paragraph-properties fo:margin-top="0in" fo:margin-bottom="0.1965in" fo:line-height="200%" fo:text-align="start" style:justify-single-word="false"/>
      <style:text-properties style:font-name="Times New Roman1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Enchiridion</text:p>
      <text:p text:style-name="P2">By Epictetus</text:p>
      <text:p text:style-name="P2"/>
      <text:p text:style-name="P2"/>
      <text:p text:style-name="P2">Translated by Elizabeth Carter</text:p>
      <text:p text:style-name="P2"/>
      <text:p text:style-name="P2">1. Some things are in our control and others not. Things in our control</text:p>
      <text:p text:style-name="P2">are opinion, pursuit, desire, aversion, and, in a word, whatever are</text:p>
      <text:p text:style-name="P2">our own actions. Things not in our control are body, property, reputation,</text:p>
      <text:p text:style-name="P2">command, and, in one word, whatever are not our own actions.</text:p>
      <text:p text:style-name="P2"/>
      <text:p text:style-name="P2">The things in our control are by nature free, unrestrained, unhindered;</text:p>
      <text:p text:style-name="P2">but those not in our control are weak, slavish, restrained, belonging</text:p>
      <text:p text:style-name="P2">to others. Remember, then, that if you suppose that things which are</text:p>
      <text:p text:style-name="P2">slavish by nature are also free, and that what belongs to others is</text:p>
      <text:p text:style-name="P2">your own, then you will be hindered. You will lament, you will be</text:p>
      <text:p text:style-name="P2">disturbed, and you will find fault both with gods and men. But if</text:p>
      <text:p text:style-name="P2">you suppose that only to be your own which is your own, and what belongs</text:p>
      <text:p text:style-name="P2">to others such as it really is, then no one will ever compel you or</text:p>
      <text:p text:style-name="P2">restrain you. Further, you will find fault with no one or accuse no</text:p>
      <text:p text:style-name="P2">one. You will do nothing against your will. No one will hurt you,</text:p>
      <text:p text:style-name="P2">you will have no enemies, and you not be harmed. </text:p>
      <text:p text:style-name="P2"/>
      <text:p text:style-name="P2">Aiming therefore at such great things, remember that you must not</text:p>
      <text:p text:style-name="P2">allow yourself to be carried, even with a slight tendency, towards</text:p>
      <text:p text:style-name="P2"><text:soft-page-break/>the attainment of lesser things. Instead, you must entirely quit some</text:p>
      <text:p text:style-name="P2">things and for the present postpone the rest. But if you would both</text:p>
      <text:p text:style-name="P2">have these great things, along with power and riches, then you will</text:p>
      <text:p text:style-name="P2">not gain even the latter, because you aim at the former too: but you</text:p>
      <text:p text:style-name="P2">will absolutely fail of the former, by which alone happiness and freedom</text:p>
      <text:p text:style-name="P2">are achieved. </text:p>
      <text:p text:style-name="P2"/>
      <text:p text:style-name="P2">Work, therefore to be able to say to every harsh appearance, "You</text:p>
      <text:p text:style-name="P2">are but an appearance, and not absolutely the thing you appear to</text:p>
      <text:p text:style-name="P2">be." And then examine it by those rules which you have, and first,</text:p>
      <text:p text:style-name="P2">and chiefly, by this: whether it concerns the things which are in</text:p>
      <text:p text:style-name="P2">our own control, or those which are not; and, if it concerns anything</text:p>
      <text:p text:style-name="P2">not in our control, be prepared to say that it is nothing to you.</text:p>
      <text:p text:style-name="P2"/>
      <text:p text:style-name="P2">2. Remember that following desire promises the attainment of that</text:p>
      <text:p text:style-name="P2">of which you are desirous; and aversion promises the avoiding that</text:p>
      <text:p text:style-name="P2">to which you are averse. However, he who fails to obtain the object</text:p>
      <text:p text:style-name="P2">of his desire is disappointed, and he who incurs the object of his</text:p>
      <text:p text:style-name="P2">aversion wretched. If, then, you confine your aversion to those objects</text:p>
      <text:p text:style-name="P2">only which are contrary to the natural use of your faculties, which</text:p>
      <text:p text:style-name="P2">you have in your own control, you will never incur anything to which</text:p>
      <text:p text:style-name="P2">you are averse. But if you are averse to sickness, or death, or poverty,</text:p>
      <text:p text:style-name="P2">you will be wretched. Remove aversion, then, from all things that</text:p>
      <text:p text:style-name="P2">are not in our control, and transfer it to things contrary to the</text:p>
      <text:p text:style-name="P2">nature of what is in our control. But, for the present, totally suppress</text:p>
      <text:p text:style-name="P2"><text:soft-page-break/>desire: for, if you desire any of the things which are not in your</text:p>
      <text:p text:style-name="P2">own control, you must necessarily be disappointed; and of those which</text:p>
      <text:p text:style-name="P2">are, and which it would be laudable to desire, nothing is yet in your</text:p>
      <text:p text:style-name="P2">possession. Use only the appropriate actions of pursuit and avoidance;</text:p>
      <text:p text:style-name="P2">and even these lightly, and with gentleness and reservation.</text:p>
      <text:p text:style-name="P2"/>
      <text:p text:style-name="P2">3. With regard to whatever objects give you delight, are useful, or</text:p>
      <text:p text:style-name="P2">are deeply loved, remember to tell yourself of what general nature</text:p>
      <text:p text:style-name="P2">they are, beginning from the most insignificant things. If, for example,</text:p>
      <text:p text:style-name="P2">you are fond of a specific ceramic cup, remind yourself that it is</text:p>
      <text:p text:style-name="P2">only ceramic cups in general of which you are fond. Then, if it breaks,</text:p>
      <text:p text:style-name="P2">you will not be disturbed. If you kiss your child, or your wife, say</text:p>
      <text:p text:style-name="P2">that you only kiss things which are human, and thus you will not be</text:p>
      <text:p text:style-name="P2">disturbed if either of them dies. </text:p>
      <text:p text:style-name="P2"/>
      <text:p text:style-name="P2">4. When you are going about any action, remind yourself what nature</text:p>
      <text:p text:style-name="P2">the action is. If you are going to bathe, picture to yourself the</text:p>
      <text:p text:style-name="P2">things which usually happen in the bath: some people splash the water,</text:p>
      <text:p text:style-name="P2">some push, some use abusive language, and others steal. Thus you will</text:p>
      <text:p text:style-name="P2">more safely go about this action if you say to yourself, "I will now</text:p>
      <text:p text:style-name="P2">go bathe, and keep my own mind in a state conformable to nature."</text:p>
      <text:p text:style-name="P2">And in the same manner with regard to every other action. For thus,</text:p>
      <text:p text:style-name="P2">if any hindrance arises in bathing, you will have it ready to say,</text:p>
      <text:p text:style-name="P2">"It was not only to bathe that I desired, but to keep my mind in a</text:p>
      <text:p text:style-name="P2">state conformable to nature; and I will not keep it if I am bothered</text:p>
      <text:p text:style-name="P2"><text:soft-page-break/>at things that happen. </text:p>
      <text:p text:style-name="P2"/>
      <text:p text:style-name="P2">5. Men are disturbed, not by things, but by the principles and notions</text:p>
      <text:p text:style-name="P2">which they form concerning things. Death, for instance, is not terrible,</text:p>
      <text:p text:style-name="P2">else it would have appeared so to Socrates. But the terror consists</text:p>
      <text:p text:style-name="P2">in our notion of death that it is terrible. When therefore we are</text:p>
      <text:p text:style-name="P2">hindered, or disturbed, or grieved, let us never attribute it to others,</text:p>
      <text:p text:style-name="P2">but to ourselves; that is, to our own principles. An uninstructed</text:p>
      <text:p text:style-name="P2">person will lay the fault of his own bad condition upon others. Someone</text:p>
      <text:p text:style-name="P2">just starting instruction will lay the fault on himself. Some who</text:p>
      <text:p text:style-name="P2">is perfectly instructed will place blame neither on others nor on</text:p>
      <text:p text:style-name="P2">himself. </text:p>
      <text:p text:style-name="P2"/>
      <text:p text:style-name="P2">6. Don't be prideful with any excellence that is not your own. If</text:p>
      <text:p text:style-name="P2">a horse should be prideful and say, " I am handsome," it would be</text:p>
      <text:p text:style-name="P2">supportable. But when you are prideful, and say, " I have a handsome</text:p>
      <text:p text:style-name="P2">horse," know that you are proud of what is, in fact, only the good</text:p>
      <text:p text:style-name="P2">of the horse. What, then, is your own? Only your reaction to the appearances</text:p>
      <text:p text:style-name="P2">of things. Thus, when you behave conformably to nature in reaction</text:p>
      <text:p text:style-name="P2">to how things appear, you will be proud with reason; for you will</text:p>
      <text:p text:style-name="P2">take pride in some good of your own. </text:p>
      <text:p text:style-name="P2"/>
      <text:p text:style-name="P2">7. Consider when, on a voyage, your ship is anchored; if you go on</text:p>
      <text:p text:style-name="P2">shore to get water you may along the way amuse yourself with picking</text:p>
      <text:p text:style-name="P2">up a shellish, or an onion. However, your thoughts and continual attention</text:p>
      <text:p text:style-name="P2"><text:soft-page-break/>ought to be bent towards the ship, waiting for the captain to call</text:p>
      <text:p text:style-name="P2">on board; you must then immediately leave all these things, otherwise</text:p>
      <text:p text:style-name="P2">you will be thrown into the ship, bound neck and feet like a sheep.</text:p>
      <text:p text:style-name="P2">So it is with life. If, instead of an onion or a shellfish, you are</text:p>
      <text:p text:style-name="P2">given a wife or child, that is fine. But if the captain calls, you</text:p>
      <text:p text:style-name="P2">must run to the ship, leaving them, and regarding none of them. But</text:p>
      <text:p text:style-name="P2">if you are old, never go far from the ship: lest, when you are called,</text:p>
      <text:p text:style-name="P2">you should be unable to come in time. </text:p>
      <text:p text:style-name="P2"/>
      <text:p text:style-name="P2">8. Don't demand that things happen as you wish, but wish that they</text:p>
      <text:p text:style-name="P2">happen as they do happen, and you will go on well. </text:p>
      <text:p text:style-name="P2"/>
      <text:p text:style-name="P2">9. Sickness is a hindrance to the body, but not to your ability to</text:p>
      <text:p text:style-name="P2">choose, unless that is your choice. Lameness is a hindrance to the</text:p>
      <text:p text:style-name="P2">leg, but not to your ability to choose. Say this to yourself with</text:p>
      <text:p text:style-name="P2">regard to everything that happens, then you will see such obstacles</text:p>
      <text:p text:style-name="P2">as hindrances to something else, but not to yourself. </text:p>
      <text:p text:style-name="P2"/>
      <text:p text:style-name="P2">10. With every accident, ask yourself what abilities you have for</text:p>
      <text:p text:style-name="P2">making a proper use of it. If you see an attractive person, you will</text:p>
      <text:p text:style-name="P2">find that self-restraint is the ability you have against your desire.</text:p>
      <text:p text:style-name="P2">If you are in pain, you will find fortitude. If you hear unpleasant</text:p>
      <text:p text:style-name="P2">language, you will find patience. And thus habituated, the appearances</text:p>
      <text:p text:style-name="P2">of things will not hurry you away along with them. </text:p>
      <text:p text:style-name="P2"/>
      <text:p text:style-name="P2"><text:soft-page-break/>11. Never say of anything, "I have lost it"; but, "I have returned</text:p>
      <text:p text:style-name="P2">it." Is your child dead? It is returned. Is your wife dead? She is</text:p>
      <text:p text:style-name="P2">returned. Is your estate taken away? Well, and is not that likewise</text:p>
      <text:p text:style-name="P2">returned? "But he who took it away is a bad man." What difference</text:p>
      <text:p text:style-name="P2">is it to you who the giver assigns to take it back? While he gives</text:p>
      <text:p text:style-name="P2">it to you to possess, take care of it; but don't view it as your own,</text:p>
      <text:p text:style-name="P2">just as travelers view a hotel. </text:p>
      <text:p text:style-name="P2"/>
      <text:p text:style-name="P2">12. If you want to improve, reject such reasonings as these: "If I</text:p>
      <text:p text:style-name="P2">neglect my affairs, I'll have no income; if I don't correct my servant,</text:p>
      <text:p text:style-name="P2">he will be bad." For it is better to die with hunger, exempt from</text:p>
      <text:p text:style-name="P2">grief and fear, than to live in affluence with perturbation; and it</text:p>
      <text:p text:style-name="P2">is better your servant should be bad, than you unhappy. </text:p>
      <text:p text:style-name="P2"/>
      <text:p text:style-name="P2">Begin therefore from little things. Is a little oil spilt? A little</text:p>
      <text:p text:style-name="P2">wine stolen? Say to yourself, "This is the price paid for apathy,</text:p>
      <text:p text:style-name="P2">for tranquillity, and nothing is to be had for nothing." When you</text:p>
      <text:p text:style-name="P2">call your servant, it is possible that he may not come; or, if he</text:p>
      <text:p text:style-name="P2">does, he may not do what you want. But he is by no means of such importance</text:p>
      <text:p text:style-name="P2">that it should be in his power to give you any disturbance.</text:p>
      <text:p text:style-name="P2"/>
      <text:p text:style-name="P2">13. If you want to improve, be content to be thought foolish and stupid</text:p>
      <text:p text:style-name="P2">with regard to external things. Don't wish to be thought to know anything;</text:p>
      <text:p text:style-name="P2">and even if you appear to be somebody important to others, distrust</text:p>
      <text:p text:style-name="P2">yourself. For, it is difficult to both keep your faculty of choice</text:p>
      <text:p text:style-name="P2"><text:soft-page-break/>in a state conformable to nature, and at the same time acquire external</text:p>
      <text:p text:style-name="P2">things. But while you are careful about the one, you must of necessity</text:p>
      <text:p text:style-name="P2">neglect the other. </text:p>
      <text:p text:style-name="P2"/>
      <text:p text:style-name="P2">14. If you wish your children, and your wife, and your friends to</text:p>
      <text:p text:style-name="P2">live for ever, you are stupid; for you wish to be in control of things</text:p>
      <text:p text:style-name="P2">which you cannot, you wish for things that belong to others to be</text:p>
      <text:p text:style-name="P2">your own. So likewise, if you wish your servant to be without fault,</text:p>
      <text:p text:style-name="P2">you are a fool; for you wish vice not to be vice," but something else.</text:p>
      <text:p text:style-name="P2">But, if you wish to have your desires undisappointed, this is in your</text:p>
      <text:p text:style-name="P2">own control. Exercise, therefore, what is in your control. He is the</text:p>
      <text:p text:style-name="P2">master of every other person who is able to confer or remove whatever</text:p>
      <text:p text:style-name="P2">that person wishes either to have or to avoid. Whoever, then, would</text:p>
      <text:p text:style-name="P2">be free, let him wish nothing, let him decline nothing, which depends</text:p>
      <text:p text:style-name="P2">on others else he must necessarily be a slave. </text:p>
      <text:p text:style-name="P2"/>
      <text:p text:style-name="P2">15. Remember that you must behave in life as at a dinner party. Is</text:p>
      <text:p text:style-name="P2">anything brought around to you? Put out your hand and take your share</text:p>
      <text:p text:style-name="P2">with moderation. Does it pass by you? Don't stop it. Is it not yet</text:p>
      <text:p text:style-name="P2">come? Don't stretch your desire towards it, but wait till it reaches</text:p>
      <text:p text:style-name="P2">you. Do this with regard to children, to a wife, to public posts,</text:p>
      <text:p text:style-name="P2">to riches, and you will eventually be a worthy partner of the feasts</text:p>
      <text:p text:style-name="P2">of the gods. And if you don't even take the things which are set before</text:p>
      <text:p text:style-name="P2">you, but are able even to reject them, then you will not only be a</text:p>
      <text:p text:style-name="P2">partner at the feasts of the gods, but also of their empire. For,</text:p>
      <text:p text:style-name="P2"><text:soft-page-break/>by doing this, Diogenes, Heraclitus and others like them, deservedly</text:p>
      <text:p text:style-name="P2">became, and were called, divine. </text:p>
      <text:p text:style-name="P2"/>
      <text:p text:style-name="P2">16. When you see anyone weeping in grief because his son has gone</text:p>
      <text:p text:style-name="P2">abroad, or is dead, or because he has suffered in his affairs, be</text:p>
      <text:p text:style-name="P2">careful that the appearance may not misdirect you. Instead, distinguish</text:p>
      <text:p text:style-name="P2">within your own mind, and be prepared to say, "It's not the accident</text:p>
      <text:p text:style-name="P2">that distresses this person., because it doesn't distress another</text:p>
      <text:p text:style-name="P2">person; it is the judgment which he makes about it." As far as words</text:p>
      <text:p text:style-name="P2">go, however, don't reduce yourself to his level, and certainly do</text:p>
      <text:p text:style-name="P2">not moan with him. Do not moan inwardly either. </text:p>
      <text:p text:style-name="P2"/>
      <text:p text:style-name="P2">17. Remember that you are an actor in a drama, of such a kind as the</text:p>
      <text:p text:style-name="P2">author pleases to make it. If short, of a short one; if long, of a</text:p>
      <text:p text:style-name="P2">long one. If it is his pleasure you should act a poor man, a cripple,</text:p>
      <text:p text:style-name="P2">a governor, or a private person, see that you act it naturally. For</text:p>
      <text:p text:style-name="P2">this is your business, to act well the character assigned you; to</text:p>
      <text:p text:style-name="P2">choose it is another's. </text:p>
      <text:p text:style-name="P2"/>
      <text:p text:style-name="P2">18. When a raven happens to croak unluckily, don't allow the appearance</text:p>
      <text:p text:style-name="P2">hurry you away with it, but immediately make the distinction to yourself,</text:p>
      <text:p text:style-name="P2">and say, "None of these things are foretold to me; but either to my</text:p>
      <text:p text:style-name="P2">paltry body, or property, or reputation, or children, or wife. But</text:p>
      <text:p text:style-name="P2">to me all omens are lucky, if I will. For whichever of these things</text:p>
      <text:p text:style-name="P2">happens, it is in my control to derive advantage from it."</text:p>
      <text:p text:style-name="P2"><text:soft-page-break/></text:p>
      <text:p text:style-name="P2">19. You may be unconquerable, if you enter into no combat in which</text:p>
      <text:p text:style-name="P2">it is not in your own control to conquer. When, therefore, you see</text:p>
      <text:p text:style-name="P2">anyone eminent in honors, or power, or in high esteem on any other</text:p>
      <text:p text:style-name="P2">account, take heed not to be hurried away with the appearance, and</text:p>
      <text:p text:style-name="P2">to pronounce him happy; for, if the essence of good consists in things</text:p>
      <text:p text:style-name="P2">in our own control, there will be no room for envy or emulation. But,</text:p>
      <text:p text:style-name="P2">for your part, don't wish to be a general, or a senator, or a consul,</text:p>
      <text:p text:style-name="P2">but to be free; and the only way to this is a contempt of things not</text:p>
      <text:p text:style-name="P2">in our own control. </text:p>
      <text:p text:style-name="P2"/>
      <text:p text:style-name="P2">20. Remember, that not he who gives ill language or a blow insults,</text:p>
      <text:p text:style-name="P2">but the principle which represents these things as insulting. When,</text:p>
      <text:p text:style-name="P2">therefore, anyone provokes you, be assured that it is your own opinion</text:p>
      <text:p text:style-name="P2">which provokes you. Try, therefore, in the first place, not to be</text:p>
      <text:p text:style-name="P2">hurried away with the appearance. For if you once gain time and respite,</text:p>
      <text:p text:style-name="P2">you will more easily command yourself. </text:p>
      <text:p text:style-name="P2"/>
      <text:p text:style-name="P2">21. Let death and exile, and all other things which appear terrible</text:p>
      <text:p text:style-name="P2">be daily before your eyes, but chiefly death, and you win never entertain</text:p>
      <text:p text:style-name="P2">any abject thought, nor too eagerly covet anything. </text:p>
      <text:p text:style-name="P2"/>
      <text:p text:style-name="P2">22. If you have an earnest desire of attaining to philosophy, prepare</text:p>
      <text:p text:style-name="P2">yourself from the very first to be laughed at, to be sneered by the</text:p>
      <text:p text:style-name="P2">multitude, to hear them say,." He is returned to us a philosopher</text:p>
      <text:p text:style-name="P2"><text:soft-page-break/>all at once," and " Whence this supercilious look?" Now, for your</text:p>
      <text:p text:style-name="P2">part, don't have a supercilious look indeed; but keep steadily to</text:p>
      <text:p text:style-name="P2">those things which appear best to you as one appointed by God to this</text:p>
      <text:p text:style-name="P2">station. For remember that, if you adhere to the same point, those</text:p>
      <text:p text:style-name="P2">very persons who at first ridiculed will afterwards admire you. But</text:p>
      <text:p text:style-name="P2">if you are conquered by them, you will incur a double ridicule.</text:p>
      <text:p text:style-name="P2"/>
      <text:p text:style-name="P2">23. If you ever happen to turn your attention to externals, so as</text:p>
      <text:p text:style-name="P2">to wish to please anyone, be assured that you have ruined your scheme</text:p>
      <text:p text:style-name="P2">of life. Be contented, then, in everything with being a philosopher;</text:p>
      <text:p text:style-name="P2">and, if you wish to be thought so likewise by anyone, appear so to</text:p>
      <text:p text:style-name="P2">yourself, and it will suffice you. </text:p>
      <text:p text:style-name="P2"/>
      <text:p text:style-name="P2">24. Don't allow such considerations as these distress you. "I will</text:p>
      <text:p text:style-name="P2">live in dishonor, and be nobody anywhere." For, if dishonor is an</text:p>
      <text:p text:style-name="P2">evil, you can no more be involved in any evil by the means of another,</text:p>
      <text:p text:style-name="P2">than be engaged in anything base. Is it any business of yours, then,</text:p>
      <text:p text:style-name="P2">to get power, or to be admitted to an entertainment? By no means.</text:p>
      <text:p text:style-name="P2">How, then, after all, is this a dishonor? And how is it true that</text:p>
      <text:p text:style-name="P2">you will be nobody anywhere, when you ought to be somebody in those</text:p>
      <text:p text:style-name="P2">things only which are in your own control, in which you may be of</text:p>
      <text:p text:style-name="P2">the greatest consequence? "But my friends will be unassisted." --</text:p>
      <text:p text:style-name="P2">What do you mean by unassisted? They will not have money from you,</text:p>
      <text:p text:style-name="P2">nor will you make them Roman citizens. Who told you, then, that these</text:p>
      <text:p text:style-name="P2">are among the things in our own control, and not the affair of others?</text:p>
      <text:p text:style-name="P2"><text:soft-page-break/>And who can give to another the things which he has not himself? "Well,</text:p>
      <text:p text:style-name="P2">but get them, then, that we too may have a share." If I can get them</text:p>
      <text:p text:style-name="P2">with the preservation of my own honor and fidelity and greatness of</text:p>
      <text:p text:style-name="P2">mind, show me the way and I will get them; but if you require me to</text:p>
      <text:p text:style-name="P2">lose my own proper good that you may gain what is not good, consider</text:p>
      <text:p text:style-name="P2">how inequitable and foolish you are. Besides, which would you rather</text:p>
      <text:p text:style-name="P2">have, a sum of money, or a friend of fidelity and honor? Rather assist</text:p>
      <text:p text:style-name="P2">me, then, to gain this character than require me to do those things</text:p>
      <text:p text:style-name="P2">by which I may lose it. Well, but my country, say you, as far as depends</text:p>
      <text:p text:style-name="P2">on me, will be unassisted. Here again, what assistance is this you</text:p>
      <text:p text:style-name="P2">mean? "It will not have porticoes nor baths of your providing." And</text:p>
      <text:p text:style-name="P2">what signifies that? Why, neither does a smith provide it with shoes,</text:p>
      <text:p text:style-name="P2">or a shoemaker with arms. It is enough if everyone fully performs</text:p>
      <text:p text:style-name="P2">his own proper business. And were you to supply it with another citizen</text:p>
      <text:p text:style-name="P2">of honor and fidelity, would not he be of use to it? Yes. Therefore</text:p>
      <text:p text:style-name="P2">neither are you yourself useless to it. "What place, then, say you,</text:p>
      <text:p text:style-name="P2">will I hold in the state?" Whatever you can hold with the preservation</text:p>
      <text:p text:style-name="P2">of your fidelity and honor. But if, by desiring to be useful to that,</text:p>
      <text:p text:style-name="P2">you lose these, of what use can you be to your country when you are</text:p>
      <text:p text:style-name="P2">become faithless and void of shame. </text:p>
      <text:p text:style-name="P2"/>
      <text:p text:style-name="P2">25. Is anyone preferred before you at an entertainment, or in a compliment,</text:p>
      <text:p text:style-name="P2">or in being admitted to a consultation? If these things are good,</text:p>
      <text:p text:style-name="P2">you ought to be glad that he has gotten them; and if they are evil,</text:p>
      <text:p text:style-name="P2">don't be grieved that you have not gotten them. And remember that</text:p>
      <text:p text:style-name="P2"><text:soft-page-break/>you cannot, without using the same means [which others do] to acquire</text:p>
      <text:p text:style-name="P2">things not in our own control, expect to be thought worthy of an equal</text:p>
      <text:p text:style-name="P2">share of them. For how can he who does not frequent the door of any</text:p>
      <text:p text:style-name="P2">[great] man, does not attend him, does not praise him, have an equal</text:p>
      <text:p text:style-name="P2">share with him who does? You are unjust, then, and insatiable, if</text:p>
      <text:p text:style-name="P2">you are unwilling to pay the price for which these things are sold,</text:p>
      <text:p text:style-name="P2">and would have them for nothing. For how much is lettuce sold? Fifty</text:p>
      <text:p text:style-name="P2">cents, for instance. If another, then, paying fifty cents, takes the</text:p>
      <text:p text:style-name="P2">lettuce, and you, not paying it, go without them, don't imagine that</text:p>
      <text:p text:style-name="P2">he has gained any advantage over you. For as he has the lettuce, so</text:p>
      <text:p text:style-name="P2">you have the fifty cents which you did not give. So, in the present</text:p>
      <text:p text:style-name="P2">case, you have not been invited to such a person's entertainment,</text:p>
      <text:p text:style-name="P2">because you have not paid him the price for which a supper is sold.</text:p>
      <text:p text:style-name="P2">It is sold for praise; it is sold for attendance. Give him then the</text:p>
      <text:p text:style-name="P2">value, if it is for your advantage. But if you would, at the same</text:p>
      <text:p text:style-name="P2">time, not pay the one and yet receive the other, you are insatiable,</text:p>
      <text:p text:style-name="P2">and a blockhead. Have you nothing, then, instead of the supper? Yes,</text:p>
      <text:p text:style-name="P2">indeed, you have: the not praising him, whom you don't like to praise;</text:p>
      <text:p text:style-name="P2">the not bearing with his behavior at coming in. </text:p>
      <text:p text:style-name="P2"/>
      <text:p text:style-name="P2">26. The will of nature may be learned from those things in which we</text:p>
      <text:p text:style-name="P2">don't distinguish from each other. For example, when our neighbor's</text:p>
      <text:p text:style-name="P2">boy breaks a cup, or the like, we are presently ready to say, "These</text:p>
      <text:p text:style-name="P2">things will happen." Be assured, then, that when your own cup likewise</text:p>
      <text:p text:style-name="P2">is broken, you ought to be affected just as when another's cup was</text:p>
      <text:p text:style-name="P2"><text:soft-page-break/>broken. Apply this in like manner to greater things. Is the child</text:p>
      <text:p text:style-name="P2">or wife of another dead? There is no one who would not say, "This</text:p>
      <text:p text:style-name="P2">is a human accident." but if anyone's own child happens to die, it</text:p>
      <text:p text:style-name="P2">is presently, "Alas I how wretched am I!" But it should be remembered</text:p>
      <text:p text:style-name="P2">how we are affected in hearing the same thing concerning others.</text:p>
      <text:p text:style-name="P2"/>
      <text:p text:style-name="P2">27. As a mark is not set up for the sake of missing the aim, so neither</text:p>
      <text:p text:style-name="P2">does the nature of evil exist in the world. </text:p>
      <text:p text:style-name="P2"/>
      <text:p text:style-name="P2">28. If a person gave your body to any stranger he met on his way,</text:p>
      <text:p text:style-name="P2">you would certainly be angry. And do you feel no shame in handing</text:p>
      <text:p text:style-name="P2">over your own mind to be confused and mystified by anyone who happens</text:p>
      <text:p text:style-name="P2">to verbally attack you? </text:p>
      <text:p text:style-name="P2"/>
      <text:p text:style-name="P2">29. In every affair consider what precedes and follows, and then undertake</text:p>
      <text:p text:style-name="P2">it. Otherwise you will begin with spirit; but not having thought of</text:p>
      <text:p text:style-name="P2">the consequences, when some of them appear you will shamefully desist.</text:p>
      <text:p text:style-name="P2">"I would conquer at the Olympic games." But consider what precedes</text:p>
      <text:p text:style-name="P2">and follows, and then, if it is for your advantage, engage in the</text:p>
      <text:p text:style-name="P2">affair. You must conform to rules, submit to a diet, refrain from</text:p>
      <text:p text:style-name="P2">dainties; exercise your body, whether you choose it or not, at a stated</text:p>
      <text:p text:style-name="P2">hour, in heat and cold; you must drink no cold water, nor sometimes</text:p>
      <text:p text:style-name="P2">even wine. In a word, you must give yourself up to your master, as</text:p>
      <text:p text:style-name="P2">to a physician. Then, in the combat, you may be thrown into a ditch,</text:p>
      <text:p text:style-name="P2">dislocate your arm, turn your ankle, swallow dust, be whipped, and,</text:p>
      <text:p text:style-name="P2"><text:soft-page-break/>after all, lose the victory. When you have evaluated all this, if</text:p>
      <text:p text:style-name="P2">your inclination still holds, then go to war. Otherwise, take notice,</text:p>
      <text:p text:style-name="P2">you will behave like children who sometimes play like wrestlers, sometimes</text:p>
      <text:p text:style-name="P2">gladiators, sometimes blow a trumpet, and sometimes act a tragedy</text:p>
      <text:p text:style-name="P2">when they have seen and admired these shows. Thus you too will be</text:p>
      <text:p text:style-name="P2">at one time a wrestler, at another a gladiator, now a philosopher,</text:p>
      <text:p text:style-name="P2">then an orator; but with your whole soul, nothing at all. Like an</text:p>
      <text:p text:style-name="P2">ape, you mimic all you see, and one thing after another is sure to</text:p>
      <text:p text:style-name="P2">please you, but is out of favor as soon as it becomes familiar. For</text:p>
      <text:p text:style-name="P2">you have never entered upon anything considerately, nor after having</text:p>
      <text:p text:style-name="P2">viewed the whole matter on all sides, or made any scrutiny into it,</text:p>
      <text:p text:style-name="P2">but rashly, and with a cold inclination. Thus some, when they have</text:p>
      <text:p text:style-name="P2">seen a philosopher and heard a man speaking like Euphrates (though,</text:p>
      <text:p text:style-name="P2">indeed, who can speak like him?), have a mind to be philosophers too.</text:p>
      <text:p text:style-name="P2">Consider first, man, what the matter is, and what your own nature</text:p>
      <text:p text:style-name="P2">is able to bear. If you would be a wrestler, consider your shoulders,</text:p>
      <text:p text:style-name="P2">your back, your thighs; for different persons are made for different</text:p>
      <text:p text:style-name="P2">things. Do you think that you can act as you do, and be a philosopher?</text:p>
      <text:p text:style-name="P2">That you can eat and drink, and be angry and discontented as you are</text:p>
      <text:p text:style-name="P2">now? You must watch, you must labor, you must get the better of certain</text:p>
      <text:p text:style-name="P2">appetites, must quit your acquaintance, be despised by your servant,</text:p>
      <text:p text:style-name="P2">be laughed at by those you meet; come off worse than others in everything,</text:p>
      <text:p text:style-name="P2">in magistracies, in honors, in courts of judicature. When you have</text:p>
      <text:p text:style-name="P2">considered all these things round, approach, if you please; if, by</text:p>
      <text:p text:style-name="P2">parting with them, you have a mind to purchase apathy, freedom, and</text:p>
      <text:p text:style-name="P2"><text:soft-page-break/>tranquillity. If not, don't come here; don't, like children, be one</text:p>
      <text:p text:style-name="P2">while a philosopher, then a publican, then an orator, and then one</text:p>
      <text:p text:style-name="P2">of Caesar's officers. These things are not consistent. You must be</text:p>
      <text:p text:style-name="P2">one man, either good or bad. You must cultivate either your own ruling</text:p>
      <text:p text:style-name="P2">faculty or externals, and apply yourself either to things within or</text:p>
      <text:p text:style-name="P2">without you; that is, be either a philosopher, or one of the vulgar.</text:p>
      <text:p text:style-name="P2"/>
      <text:p text:style-name="P2">30. Duties are universally measured by relations. Is anyone a father?</text:p>
      <text:p text:style-name="P2">If so, it is implied that the children should take care of him, submit</text:p>
      <text:p text:style-name="P2">to him in everything, patiently listen to his reproaches, his correction.</text:p>
      <text:p text:style-name="P2">But he is a bad father. Is you naturally entitled, then, to a good</text:p>
      <text:p text:style-name="P2">father? No, only to a father. Is a brother unjust? Well, keep your</text:p>
      <text:p text:style-name="P2">own situation towards him. Consider not what he does, but what you</text:p>
      <text:p text:style-name="P2">are to do to keep your own faculty of choice in a state conformable</text:p>
      <text:p text:style-name="P2">to nature. For another will not hurt you unless you please. You will</text:p>
      <text:p text:style-name="P2">then be hurt when you think you are hurt. In this manner, therefore,</text:p>
      <text:p text:style-name="P2">you will find, from the idea of a neighbor, a citizen, a general,</text:p>
      <text:p text:style-name="P2">the corresponding duties if you accustom yourself to contemplate the</text:p>
      <text:p text:style-name="P2">several relations. </text:p>
      <text:p text:style-name="P2"/>
      <text:p text:style-name="P2">31. Be assured that the essential property of piety towards the gods</text:p>
      <text:p text:style-name="P2">is to form right opinions concerning them, as existing "I and as governing</text:p>
      <text:p text:style-name="P2">the universe with goodness and justice. And fix yourself in this resolution,</text:p>
      <text:p text:style-name="P2">to obey them, and yield to them, and willingly follow them in all</text:p>
      <text:p text:style-name="P2">events, as produced by the most perfect understanding. For thus you</text:p>
      <text:p text:style-name="P2"><text:soft-page-break/>will never find fault with the gods, nor accuse them as neglecting</text:p>
      <text:p text:style-name="P2">you. And it is not possible for this to be effected any other way</text:p>
      <text:p text:style-name="P2">than by withdrawing yourself from things not in our own control, and</text:p>
      <text:p text:style-name="P2">placing good or evil in those only which are. For if you suppose any</text:p>
      <text:p text:style-name="P2">of the things not in our own control to be either good or evil, when</text:p>
      <text:p text:style-name="P2">you are disappointed of what you wish, or incur what you would avoid,</text:p>
      <text:p text:style-name="P2">you must necessarily find fault with and blame the authors. For every</text:p>
      <text:p text:style-name="P2">animal is naturally formed to fly and abhor things that appear hurtful,</text:p>
      <text:p text:style-name="P2">and the causes of them; and to pursue and admire those which appear</text:p>
      <text:p text:style-name="P2">beneficial, and the causes of them. It is impractical, then, that</text:p>
      <text:p text:style-name="P2">one who supposes himself to be hurt should be happy about the person</text:p>
      <text:p text:style-name="P2">who, he thinks, hurts him, just as it is impossible to be happy about</text:p>
      <text:p text:style-name="P2">the hurt itself. Hence, also, a father is reviled by a son, when he</text:p>
      <text:p text:style-name="P2">does not impart to him the things which he takes to be good; and the</text:p>
      <text:p text:style-name="P2">supposing empire to be a good made Polynices and Eteocles mutually</text:p>
      <text:p text:style-name="P2">enemies. On this account the husbandman, the sailor, the merchant,</text:p>
      <text:p text:style-name="P2">on this account those who lose wives and children, revile the gods.</text:p>
      <text:p text:style-name="P2">For where interest is, there too is piety placed. So that, whoever</text:p>
      <text:p text:style-name="P2">is careful to regulate his desires and aversions as he ought, is,</text:p>
      <text:p text:style-name="P2">by the very same means, careful of piety likewise. But it is also</text:p>
      <text:p text:style-name="P2">incumbent on everyone to offer libations and sacrifices and first</text:p>
      <text:p text:style-name="P2">fruits, conformably to the customs of his country, with purity, and</text:p>
      <text:p text:style-name="P2">not in a slovenly manner, nor negligently, nor sparingly, nor beyond</text:p>
      <text:p text:style-name="P2">his ability. </text:p>
      <text:p text:style-name="P2"/>
      <text:p text:style-name="P2"><text:soft-page-break/>32. When you have recourse to divination, remember that you know not</text:p>
      <text:p text:style-name="P2">what the event will be, and you come to learn it of the diviner; but</text:p>
      <text:p text:style-name="P2">of what nature it is you know before you come, at least if you are</text:p>
      <text:p text:style-name="P2">a philosopher. For if it is among the things not in our own control,</text:p>
      <text:p text:style-name="P2">it can by no means be either good or evil. Don't, therefore, bring</text:p>
      <text:p text:style-name="P2">either desire or aversion with you to the diviner (else you will approach</text:p>
      <text:p text:style-name="P2">him trembling), but first acquire a distinct knowledge that every</text:p>
      <text:p text:style-name="P2">event is indifferent and nothing to you., of whatever sort it may</text:p>
      <text:p text:style-name="P2">be, for it will be in your power to make a right use of it, and this</text:p>
      <text:p text:style-name="P2">no one can hinder; then come with confidence to the gods, as your</text:p>
      <text:p text:style-name="P2">counselors, and afterwards, when any counsel is given you, remember</text:p>
      <text:p text:style-name="P2">what counselors you have assumed, and whose advice you will neglect</text:p>
      <text:p text:style-name="P2">if you disobey. Come to divination, as Socrates prescribed, in cases</text:p>
      <text:p text:style-name="P2">of which the whole consideration relates to the event, and in which</text:p>
      <text:p text:style-name="P2">no opportunities are afforded by reason, or any other art, to discover</text:p>
      <text:p text:style-name="P2">the thing proposed to be learned. When, therefore, it is our duty</text:p>
      <text:p text:style-name="P2">to share the danger of a friend or of our country, we ought not to</text:p>
      <text:p text:style-name="P2">consult the oracle whether we will share it with them or not. For,</text:p>
      <text:p text:style-name="P2">though the diviner should forewarn you that the victims are unfavorable,</text:p>
      <text:p text:style-name="P2">this means no more than that either death or mutilation or exile is</text:p>
      <text:p text:style-name="P2">portended. But we have reason within us, and it directs, even with</text:p>
      <text:p text:style-name="P2">these hazards, to the greater diviner, the Pythian god, who cast out</text:p>
      <text:p text:style-name="P2">of the temple the person who gave no assistance to his friend while</text:p>
      <text:p text:style-name="P2">another was murdering him. </text:p>
      <text:p text:style-name="P2"/>
      <text:p text:style-name="P2"><text:soft-page-break/>33. Immediately prescribe some character and form of conduce to yourself,</text:p>
      <text:p text:style-name="P2">which you may keep both alone and in company. </text:p>
      <text:p text:style-name="P2"/>
      <text:p text:style-name="P2">Be for the most part silent, or speak merely what is necessary, and</text:p>
      <text:p text:style-name="P2">in few words. We may, however, enter, though sparingly, into discourse</text:p>
      <text:p text:style-name="P2">sometimes when occasion calls for it, but not on any of the common</text:p>
      <text:p text:style-name="P2">subjects, of gladiators, or horse races, or athletic champions, or</text:p>
      <text:p text:style-name="P2">feasts, the vulgar topics of conversation; but principally not of</text:p>
      <text:p text:style-name="P2">men, so as either to blame, or praise, or make comparisons. If you</text:p>
      <text:p text:style-name="P2">are able, then, by your own conversation bring over that of your company</text:p>
      <text:p text:style-name="P2">to proper subjects; but, if you happen to be taken among strangers,</text:p>
      <text:p text:style-name="P2">be silent. </text:p>
      <text:p text:style-name="P2"/>
      <text:p text:style-name="P2">Don't allow your laughter be much, nor on many occasions, nor profuse.</text:p>
      <text:p text:style-name="P2"/>
      <text:p text:style-name="P2">Avoid swearing, if possible, altogether; if not, as far as you are</text:p>
      <text:p text:style-name="P2">able. </text:p>
      <text:p text:style-name="P2"/>
      <text:p text:style-name="P2">Avoid public and vulgar entertainments; but, if ever an occasion calls</text:p>
      <text:p text:style-name="P2">you to them, keep your attention upon the stretch, that you may not</text:p>
      <text:p text:style-name="P2">imperceptibly slide into vulgar manners. For be assured that if a</text:p>
      <text:p text:style-name="P2">person be ever so sound himself, yet, if his companion be infected,</text:p>
      <text:p text:style-name="P2">he who converses with him will be infected likewise. </text:p>
      <text:p text:style-name="P2"/>
      <text:p text:style-name="P2">Provide things relating to the body no further than mere use; as meat,</text:p>
      <text:p text:style-name="P2"><text:soft-page-break/>drink, clothing, house, family. But strike off and reject everything</text:p>
      <text:p text:style-name="P2">relating to show and delicacy. </text:p>
      <text:p text:style-name="P2"/>
      <text:p text:style-name="P2">As far as possible, before marriage, keep yourself pure from familiarities</text:p>
      <text:p text:style-name="P2">with women, and, if you indulge them, let it be lawfully." But don't</text:p>
      <text:p text:style-name="P2">therefore be troublesome and full of reproofs to those who use these</text:p>
      <text:p text:style-name="P2">liberties, nor frequently boast that you yourself don't.</text:p>
      <text:p text:style-name="P2"/>
      <text:p text:style-name="P2">If anyone tells you that such a person speaks ill of you, don't make</text:p>
      <text:p text:style-name="P2">excuses about what is said of you, but answer: " He does not know</text:p>
      <text:p text:style-name="P2">my other faults, else he would not have mentioned only these."</text:p>
      <text:p text:style-name="P2"/>
      <text:p text:style-name="P2">It is not necessary for you to appear often at public spectacles;</text:p>
      <text:p text:style-name="P2">but if ever there is a proper occasion for you to be there, don't</text:p>
      <text:p text:style-name="P2">appear more solicitous for anyone than for yourself; that is, wish</text:p>
      <text:p text:style-name="P2">things to be only just as they are, and him only to conquer who is</text:p>
      <text:p text:style-name="P2">the conqueror, for thus you will meet with no hindrance. But abstain</text:p>
      <text:p text:style-name="P2">entirely from declamations and derision and violent emotions. And</text:p>
      <text:p text:style-name="P2">when you come away, don't discourse a great deal on what has passed,</text:p>
      <text:p text:style-name="P2">and what does not contribute to your own amendment. For it would appear</text:p>
      <text:p text:style-name="P2">by such discourse that you were immoderately struck with the show.</text:p>
      <text:p text:style-name="P2"/>
      <text:p text:style-name="P2">Go not [of your own accord] to the rehearsals of any </text:p>
      <text:p text:style-name="P2">(authors) , nor appear [at them] readily. But, if you do appear, keepyour</text:p>
      <text:p text:style-name="P2">gravity and sedateness, and at the same time avoid being morose.</text:p>
      <text:p text:style-name="P2"><text:soft-page-break/></text:p>
      <text:p text:style-name="P2">When you are going to confer with anyone, and particularly of those</text:p>
      <text:p text:style-name="P2">in a superior station, represent to yourself how Socrates or Zeno</text:p>
      <text:p text:style-name="P2">would behave in such a case, and you will not be at a loss to make</text:p>
      <text:p text:style-name="P2">a proper use of whatever may occur. </text:p>
      <text:p text:style-name="P2"/>
      <text:p text:style-name="P2">When you are going to any of the people in power, represent to yourself</text:p>
      <text:p text:style-name="P2">that you will not find him at home; that you will not be admitted;</text:p>
      <text:p text:style-name="P2">that the doors will not be opened to you; that he will take no notice</text:p>
      <text:p text:style-name="P2">of you. If, with all this, it is your duty to go, bear what happens,</text:p>
      <text:p text:style-name="P2">and never say [to yourself], " It was not worth so much." For this</text:p>
      <text:p text:style-name="P2">is vulgar, and like a man dazed by external things. </text:p>
      <text:p text:style-name="P2"/>
      <text:p text:style-name="P2">In parties of conversation, avoid a frequent and excessive mention</text:p>
      <text:p text:style-name="P2">of your own actions and dangers. For, however agreeable it may be</text:p>
      <text:p text:style-name="P2">to yourself to mention the risks you have run, it is not equally agreeable</text:p>
      <text:p text:style-name="P2">to others to hear your adventures. Avoid, likewise, an endeavor to</text:p>
      <text:p text:style-name="P2">excite laughter. For this is a slippery point, which may throw you</text:p>
      <text:p text:style-name="P2">into vulgar manners, and, besides, may be apt to lessen you in the</text:p>
      <text:p text:style-name="P2">esteem of your acquaintance. Approaches to indecent discourse are</text:p>
      <text:p text:style-name="P2">likewise dangerous. Whenever, therefore, anything of this sort happens,</text:p>
      <text:p text:style-name="P2">if there be a proper opportunity, rebuke him who makes advances that</text:p>
      <text:p text:style-name="P2">way; or, at least, by silence and blushing and a forbidding look,</text:p>
      <text:p text:style-name="P2">show yourself to be displeased by such talk. </text:p>
      <text:p text:style-name="P2"/>
      <text:p text:style-name="P2"><text:soft-page-break/>34. If you are struck by the appearance of any promised pleasure,</text:p>
      <text:p text:style-name="P2">guard yourself against being hurried away by it; but let the affair</text:p>
      <text:p text:style-name="P2">wait your leisure, and procure yourself some delay. Then bring to</text:p>
      <text:p text:style-name="P2">your mind both points of time: that in which you will enjoy the pleasure,</text:p>
      <text:p text:style-name="P2">and that in which you will repent and reproach yourself after you</text:p>
      <text:p text:style-name="P2">have enjoyed it; and set before you, in opposition to these, how you</text:p>
      <text:p text:style-name="P2">will be glad and applaud yourself if you abstain. And even though</text:p>
      <text:p text:style-name="P2">it should appear to you a seasonable gratification, take heed that</text:p>
      <text:p text:style-name="P2">its enticing, and agreeable and attractive force may not subdue you;</text:p>
      <text:p text:style-name="P2">but set in opposition to this how much better it is to be conscious</text:p>
      <text:p text:style-name="P2">of having gained so great a victory. </text:p>
      <text:p text:style-name="P2"/>
      <text:p text:style-name="P2">35. When you do anything from a clear judgment that it ought to be</text:p>
      <text:p text:style-name="P2">done, never shun the being seen to do it, even though the world should</text:p>
      <text:p text:style-name="P2">make a wrong supposition about it; for, if you don't act right, shun</text:p>
      <text:p text:style-name="P2">the action itself; but, if you do, why are you afraid of those who</text:p>
      <text:p text:style-name="P2">censure you wrongly? </text:p>
      <text:p text:style-name="P2"/>
      <text:p text:style-name="P2">36. As the proposition, "Either it is day or it is night," is extremely</text:p>
      <text:p text:style-name="P2">proper for a disjunctive argument, but quite improper in a conjunctive</text:p>
      <text:p text:style-name="P2">one, so, at a feast, to choose the largest share is very suitable</text:p>
      <text:p text:style-name="P2">to the bodily appetite, but utterly inconsistent with the social spirit</text:p>
      <text:p text:style-name="P2">of an entertainment. When you eat with another, then, remember not</text:p>
      <text:p text:style-name="P2">only the value of those things which are set before you to the body,</text:p>
      <text:p text:style-name="P2">but the value of that behavior which ought to be observed towards</text:p>
      <text:p text:style-name="P2"><text:soft-page-break/>the person who gives the entertainment. </text:p>
      <text:p text:style-name="P2"/>
      <text:p text:style-name="P2">37. If you have assumed any character above your strength, you have</text:p>
      <text:p text:style-name="P2">both made an ill figure in that and quitted one which you might have</text:p>
      <text:p text:style-name="P2">supported. </text:p>
      <text:p text:style-name="P2"/>
      <text:p text:style-name="P2">38. When walking, you are careful not to step on a nail or turn your</text:p>
      <text:p text:style-name="P2">foot; so likewise be careful not to hurt the ruling faculty of your</text:p>
      <text:p text:style-name="P2">mind. And, if we were to guard against this in every action, we should</text:p>
      <text:p text:style-name="P2">undertake the action with the greater safety. </text:p>
      <text:p text:style-name="P2"/>
      <text:p text:style-name="P2">39. The body is to everyone the measure of the possessions proper</text:p>
      <text:p text:style-name="P2">for it, just as the foot is of the shoe. If, therefore, you stop at</text:p>
      <text:p text:style-name="P2">this, you will keep the measure; but if you move beyond it, you must</text:p>
      <text:p text:style-name="P2">necessarily be carried forward, as down a cliff; as in the case of</text:p>
      <text:p text:style-name="P2">a shoe, if you go beyond its fitness to the foot, it comes first to</text:p>
      <text:p text:style-name="P2">be gilded, then purple, and then studded with jewels. For to that</text:p>
      <text:p text:style-name="P2">which once exceeds a due measure, there is no bound. </text:p>
      <text:p text:style-name="P2"/>
      <text:p text:style-name="P2">40. Women from fourteen years old are flattered with the title of</text:p>
      <text:p text:style-name="P2">"mistresses" by the men. Therefore, perceiving that they are regarded</text:p>
      <text:p text:style-name="P2">only as qualified to give the men pleasure, they begin to adorn themselves,</text:p>
      <text:p text:style-name="P2">and in that to place ill their hopes. We should, therefore, fix our</text:p>
      <text:p text:style-name="P2">attention on making them sensible that they are valued for the appearance</text:p>
      <text:p text:style-name="P2">of decent, modest and discreet behavior. </text:p>
      <text:p text:style-name="P2"><text:soft-page-break/></text:p>
      <text:p text:style-name="P2">41. It is a mark of want of genius to spend much time in things relating</text:p>
      <text:p text:style-name="P2">to the body, as to be long in our exercises, in eating and drinking,</text:p>
      <text:p text:style-name="P2">and in the discharge of other animal functions. These should be done</text:p>
      <text:p text:style-name="P2">incidentally and slightly, and our whole attention be engaged in the</text:p>
      <text:p text:style-name="P2">care of the understanding. </text:p>
      <text:p text:style-name="P2"/>
      <text:p text:style-name="P2">42. When any person harms you, or speaks badly of you, remember that</text:p>
      <text:p text:style-name="P2">he acts or speaks from a supposition of its being his duty. Now, it</text:p>
      <text:p text:style-name="P2">is not possible that he should follow what appears right to you, but</text:p>
      <text:p text:style-name="P2">what appears so to himself. Therefore, if he judges from a wrong appearance,</text:p>
      <text:p text:style-name="P2">he is the person hurt, since he too is the person deceived. For if</text:p>
      <text:p text:style-name="P2">anyone should suppose a true proposition to be false, the proposition</text:p>
      <text:p text:style-name="P2">is not hurt, but he who is deceived about it. Setting out, then, from</text:p>
      <text:p text:style-name="P2">these principles, you will meekly bear a person who reviles you, for</text:p>
      <text:p text:style-name="P2">you will say upon every occasion, "It seemed so to him."</text:p>
      <text:p text:style-name="P2"/>
      <text:p text:style-name="P2">43. Everything has two handles, the one by which it may be carried,</text:p>
      <text:p text:style-name="P2">the other by which it cannot. If your brother acts unjustly, don't</text:p>
      <text:p text:style-name="P2">lay hold on the action by the handle of his injustice, for by that</text:p>
      <text:p text:style-name="P2">it cannot be carried; but by the opposite, that he is your brother,</text:p>
      <text:p text:style-name="P2">that he was brought up with you; and thus you will lay hold on it,</text:p>
      <text:p text:style-name="P2">as it is to be carried. </text:p>
      <text:p text:style-name="P2"/>
      <text:p text:style-name="P2">44. These reasonings are unconnected: "I am richer than you, therefore</text:p>
      <text:p text:style-name="P2"><text:soft-page-break/>I am better"; "I am more eloquent than you, therefore I am better."</text:p>
      <text:p text:style-name="P2">The connection is rather this: "I am richer than you, therefore my</text:p>
      <text:p text:style-name="P2">property is greater than yours;" "I am more eloquent than you, therefore</text:p>
      <text:p text:style-name="P2">my style is better than yours." But you, after all, are neither property</text:p>
      <text:p text:style-name="P2">nor style. </text:p>
      <text:p text:style-name="P2"/>
      <text:p text:style-name="P2">45. Does anyone bathe in a mighty little time? Don't say that he does</text:p>
      <text:p text:style-name="P2">it ill, but in a mighty little time. Does anyone drink a great quantity</text:p>
      <text:p text:style-name="P2">of wine? Don't say that he does ill, but that he drinks a great quantity.</text:p>
      <text:p text:style-name="P2">For, unless you perfectly understand the principle from which anyone</text:p>
      <text:p text:style-name="P2">acts, how should you know if he acts ill? Thus you will not run the</text:p>
      <text:p text:style-name="P2">hazard of assenting to any appearances but such as you fully comprehend.</text:p>
      <text:p text:style-name="P2"/>
      <text:p text:style-name="P2">46. Never call yourself a philosopher, nor talk a great deal among</text:p>
      <text:p text:style-name="P2">the unlearned about theorems, but act conformably to them. Thus, at</text:p>
      <text:p text:style-name="P2">an entertainment, don't talk how persons ought to eat, but eat as</text:p>
      <text:p text:style-name="P2">you ought. For remember that in this manner Socrates also universally</text:p>
      <text:p text:style-name="P2">avoided all ostentation. And when persons came to him and desired</text:p>
      <text:p text:style-name="P2">to be recommended by him to philosophers, he took and- recommended</text:p>
      <text:p text:style-name="P2">them, so well did he bear being overlooked. So that if ever any talk</text:p>
      <text:p text:style-name="P2">should happen among the unlearned concerning philosophic theorems,</text:p>
      <text:p text:style-name="P2">be you, for the most part, silent. For there is great danger in immediately</text:p>
      <text:p text:style-name="P2">throwing out what you have not digested. And, if anyone tells you</text:p>
      <text:p text:style-name="P2">that you know nothing, and you are not nettled at it, then you may</text:p>
      <text:p text:style-name="P2">be sure that you have begun your business. For sheep don't throw up</text:p>
      <text:p text:style-name="P2"><text:soft-page-break/>the grass to show the shepherds how much they have eaten; but, inwardly</text:p>
      <text:p text:style-name="P2">digesting their food, they outwardly produce wool and milk. Thus,</text:p>
      <text:p text:style-name="P2">therefore, do you likewise not show theorems to the unlearned, but</text:p>
      <text:p text:style-name="P2">the actions produced by them after they have been digested.</text:p>
      <text:p text:style-name="P2"/>
      <text:p text:style-name="P2">47. When you have brought yourself to supply the necessities of your</text:p>
      <text:p text:style-name="P2">body at a small price, don't pique yourself upon it; nor, if you drink</text:p>
      <text:p text:style-name="P2">water, be saying upon every occasion, "I drink water." But first consider</text:p>
      <text:p text:style-name="P2">how much more sparing and patient of hardship the poor are than we.</text:p>
      <text:p text:style-name="P2">But if at any time you would inure yourself by exercise to labor,</text:p>
      <text:p text:style-name="P2">and bearing hard trials, do it for your own sake, and not for the</text:p>
      <text:p text:style-name="P2">world; don't grasp statues, but, when you are violently thirsty, take</text:p>
      <text:p text:style-name="P2">a little cold water in your mouth, and spurt it out and tell nobody.</text:p>
      <text:p text:style-name="P2"/>
      <text:p text:style-name="P2">48. The condition and characteristic of a vulgar person, is, that</text:p>
      <text:p text:style-name="P2">he never expects either benefit or hurt from himself, but from externals.</text:p>
      <text:p text:style-name="P2">The condition and characteristic of a philosopher is, that he expects</text:p>
      <text:p text:style-name="P2">all hurt and benefit from himself. The marks of a proficient are,</text:p>
      <text:p text:style-name="P2">that he censures no one, praises no one, blames no one, accuses no</text:p>
      <text:p text:style-name="P2">one, says nothing concerning himself as being anybody, or knowing</text:p>
      <text:p text:style-name="P2">anything: when he is, in any instance, hindered or restrained, he</text:p>
      <text:p text:style-name="P2">accuses himself; and, if he is praised, he secretly laughs at the</text:p>
      <text:p text:style-name="P2">person who praises him; and, if he is censured, he makes no defense.</text:p>
      <text:p text:style-name="P2">But he goes about with the caution of sick or injured people, dreading</text:p>
      <text:p text:style-name="P2">to move anything that is set right, before it is perfectly fixed.</text:p>
      <text:p text:style-name="P2"><text:soft-page-break/>He suppresses all desire in himself; he transfers his aversion to</text:p>
      <text:p text:style-name="P2">those things only which thwart the proper use of our own faculty of</text:p>
      <text:p text:style-name="P2">choice; the exertion of his active powers towards anything is very</text:p>
      <text:p text:style-name="P2">gentle; if he appears stupid or ignorant, he does not care, and, in</text:p>
      <text:p text:style-name="P2">a word, he watches himself as an enemy, and one in ambush.</text:p>
      <text:p text:style-name="P2"/>
      <text:p text:style-name="P2">49. When anyone shows himself overly confident in ability to understand</text:p>
      <text:p text:style-name="P2">and interpret the works of Chrysippus, say to yourself, " Unless Chrysippus</text:p>
      <text:p text:style-name="P2">had written obscurely, this person would have had no subject for his</text:p>
      <text:p text:style-name="P2">vanity. But what do I desire? To understand nature and follow her.</text:p>
      <text:p text:style-name="P2">I ask, then, who interprets her, and, finding Chrysippus does, I have</text:p>
      <text:p text:style-name="P2">recourse to him. I don't understand his writings. I seek, therefore,</text:p>
      <text:p text:style-name="P2">one to interpret them." So far there is nothing to value myself upon.</text:p>
      <text:p text:style-name="P2">And when I find an interpreter, what remains is to make use of his</text:p>
      <text:p text:style-name="P2">instructions. This alone is the valuable thing. But, if I admire nothing</text:p>
      <text:p text:style-name="P2">but merely the interpretation, what do I become more than a grammarian</text:p>
      <text:p text:style-name="P2">instead of a philosopher? Except, indeed, that instead of Homer I</text:p>
      <text:p text:style-name="P2">interpret Chrysippus. When anyone, therefore, desires me to read Chrysippus</text:p>
      <text:p text:style-name="P2">to him, I rather blush when I cannot show my actions agreeable and</text:p>
      <text:p text:style-name="P2">consonant to his discourse. </text:p>
      <text:p text:style-name="P2"/>
      <text:p text:style-name="P2">50. Whatever moral rules you have deliberately proposed to yourself.</text:p>
      <text:p text:style-name="P2">abide by them as they were laws, and as if you would be guilty of</text:p>
      <text:p text:style-name="P2">impiety by violating any of them. Don't regard what anyone says of</text:p>
      <text:p text:style-name="P2">you, for this, after all, is no concern of yours. How long, then,</text:p>
      <text:p text:style-name="P2"><text:soft-page-break/>will you put off thinking yourself worthy of the highest improvements</text:p>
      <text:p text:style-name="P2">and follow the distinctions of reason? You have received the philosophical</text:p>
      <text:p text:style-name="P2">theorems, with which you ought to be familiar, and you have been familiar</text:p>
      <text:p text:style-name="P2">with them. What other master, then, do you wait for, to throw upon</text:p>
      <text:p text:style-name="P2">that the delay of reforming yourself? You are no longer a boy, but</text:p>
      <text:p text:style-name="P2">a grown man. If, therefore, you will be negligent and slothful, and</text:p>
      <text:p text:style-name="P2">always add procrastination to procrastination, purpose to purpose,</text:p>
      <text:p text:style-name="P2">and fix day after day in which you will attend to yourself, you will</text:p>
      <text:p text:style-name="P2">insensibly continue without proficiency, and, living and dying, persevere</text:p>
      <text:p text:style-name="P2">in being one of the vulgar. This instant, then, think yourself worthy</text:p>
      <text:p text:style-name="P2">of living as a man grown up, and a proficient. Let whatever appears</text:p>
      <text:p text:style-name="P2">to be the best be to you an inviolable law. And if any instance of</text:p>
      <text:p text:style-name="P2">pain or pleasure, or glory or disgrace, is set before you, remember</text:p>
      <text:p text:style-name="P2">that now is the combat, now the Olympiad comes on, nor can it be put</text:p>
      <text:p text:style-name="P2">off. By once being defeated and giving way, proficiency is lost, or</text:p>
      <text:p text:style-name="P2">by the contrary preserved. Thus Socrates became perfect, improving</text:p>
      <text:p text:style-name="P2">himself by everything. attending to nothing but reason. And though</text:p>
      <text:p text:style-name="P2">you are not yet a Socrates, you ought, however, to live as one desirous</text:p>
      <text:p text:style-name="P2">of becoming a Socrates. </text:p>
      <text:p text:style-name="P2"/>
      <text:p text:style-name="P2">51. The first and most necessary topic in philosophy is that of the</text:p>
      <text:p text:style-name="P2">use of moral theorems, such as, "We ought not to lie;" the second</text:p>
      <text:p text:style-name="P2">is that of demonstrations, such as, "What is the origin of our obligation</text:p>
      <text:p text:style-name="P2">not to lie;" the third gives strength and articulation to the other</text:p>
      <text:p text:style-name="P2">two, such as, "What is the origin of this is a demonstration." For</text:p>
      <text:p text:style-name="P2"><text:soft-page-break/>what is demonstration? What is consequence? What contradiction? What</text:p>
      <text:p text:style-name="P2">truth? What falsehood? The third topic, then, is necessary on the</text:p>
      <text:p text:style-name="P2">account of the second, and the second on the account of the first.</text:p>
      <text:p text:style-name="P2">But the most necessary, and that whereon we ought to rest, is the</text:p>
      <text:p text:style-name="P2">first. But we act just on the contrary. For we spend all our time</text:p>
      <text:p text:style-name="P2">on the third topic, and employ all our diligence about that, and entirely</text:p>
      <text:p text:style-name="P2">neglect the first. Therefore, at the same time that we lie, we are</text:p>
      <text:p text:style-name="P2">immediately prepared to show how it is demonstrated that lying is</text:p>
      <text:p text:style-name="P2">not right. </text:p>
      <text:p text:style-name="P2"/>
      <text:p text:style-name="P2">52. Upon all occasions we ought to have these maxims ready at hand:</text:p>
      <text:p text:style-name="P2"/>
      <text:p text:style-name="P2">"Conduct me, Jove, and you, 0 Destiny, </text:p>
      <text:p text:style-name="P2">Wherever your decrees have fixed my station." </text:p>
      <text:p text:style-name="P2">(Cleanthes)</text:p>
      <text:p text:style-name="P2"/>
      <text:p text:style-name="P2">"I follow cheerfully; and, did I not, </text:p>
      <text:p text:style-name="P2">Wicked and wretched, I must follow still </text:p>
      <text:p text:style-name="P2">Whoever yields properly to Fate, is deemed </text:p>
      <text:p text:style-name="P2">Wise among men, and knows the laws of heaven." </text:p>
      <text:p text:style-name="P2">(Euripides, Frag. 965)</text:p>
      <text:p text:style-name="P2"/>
      <text:p text:style-name="P2">And this third: </text:p>
      <text:p text:style-name="P2"/>
      <text:p text:style-name="P2">"0 Crito, if it thus pleases the gods, thus let it be. Anytus and</text:p>
      <text:p text:style-name="P2"><text:soft-page-break/>Melitus may kill me indeed, but hurt me they cannot." </text:p>
      <text:p text:style-name="P2">(Plato's Crito and Apology) </text:p>
      <text:p text:style-name="P2"/>
      <text:p text:style-name="P3">THE EN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k Yardas</meta:initial-creator>
    <meta:creation-date>2015-02-08T12:36:56.07</meta:creation-date>
    <meta:document-statistic meta:table-count="0" meta:image-count="0" meta:object-count="0" meta:page-count="29" meta:paragraph-count="629" meta:word-count="7464" meta:character-count="40193"/>
    <dc:date>2015-02-08T12:40:05.62</dc:date>
    <dc:creator>Olek Yardas</dc:creator>
    <meta:editing-duration>PT3M10S</meta:editing-duration>
    <meta:editing-cycles>1</meta:editing-cycles>
    <meta:generator>OpenOffice/4.1.1$Win32 OpenOffice.org_project/411m6$Build-9775</meta:generator>
  </office:meta>
</office:document-meta>
</file>